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38D817A560603610A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9.468cm" svg:height="17.838cm" draw:z-index="0"><draw:image xlink:href="Pictures/10000000000003E00000038D817A560603610A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3:06:33.477929171</dc:date>
    <meta:editing-duration>PT1M6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